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paragraph-properties fo:margin-top="0.0835in" fo:margin-bottom="0.0835in" style:contextual-spacing="false" fo:text-align="start" style:justify-single-word="false" style:writing-mode="lr-tb"/>
    </style:style>
    <style:style style:name="P2" style:family="paragraph" style:parent-style-name="Блочная_20_цитата">
      <style:paragraph-properties fo:margin-top="0in" fo:margin-bottom="0.0972in" style:contextual-spacing="false" fo:line-height="115%" fo:text-align="start" style:justify-single-word="false" style:writing-mode="lr-tb"/>
    </style:style>
    <style:style style:name="P3" style:family="paragraph" style:parent-style-name="Heading_20_4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/>
    </style:style>
    <style:style style:name="P4" style:family="paragraph" style:parent-style-name="Блочная_20_цитата">
      <style:paragraph-properties fo:line-height="115%" fo:text-align="start" style:justify-single-word="false" style:writing-mode="lr-tb"/>
    </style:style>
    <style:style style:name="P5" style:family="paragraph" style:parent-style-name="Блочная_20_цитата">
      <style:paragraph-properties fo:margin-top="0in" fo:margin-bottom="0.0972in" style:contextual-spacing="false" fo:line-height="115%" fo:text-align="start" style:justify-single-word="false" style:writing-mode="lr-tb"/>
      <style:text-properties fo:background-color="#ffff00"/>
    </style:style>
    <style:style style:name="P6" style:family="paragraph" style:parent-style-name="Заголовок_20_списка">
      <style:paragraph-properties fo:margin-left="0.3937in" fo:margin-right="0.3937in" fo:margin-top="0in" fo:margin-bottom="0.1965in" style:contextual-spacing="false" fo:line-height="115%" fo:text-align="start" style:justify-single-word="false" fo:text-indent="0in" style:auto-text-indent="false" style:writing-mode="lr-tb"/>
      <style:text-properties fo:background-color="#bbe33d"/>
    </style:style>
    <style:style style:name="P7" style:family="paragraph" style:parent-style-name="Содержимое_20_списка">
      <style:paragraph-properties fo:margin-left="0.7874in" fo:margin-right="0.3937in" fo:margin-top="0in" fo:margin-bottom="0.1965in" style:contextual-spacing="false" fo:line-height="115%" fo:text-align="start" style:justify-single-word="false" fo:text-indent="0in" style:auto-text-indent="false" style:writing-mode="lr-tb"/>
      <style:text-properties fo:background-color="#ffff00"/>
    </style:style>
    <style:style style:name="P8" style:family="paragraph" style:parent-style-name="Содержимое_20_списка">
      <style:paragraph-properties fo:margin-left="0.7874in" fo:margin-right="0.3937in" fo:margin-top="0in" fo:margin-bottom="0.1965in" style:contextual-spacing="false" fo:line-height="115%" fo:text-align="start" style:justify-single-word="false" fo:text-indent="0in" style:auto-text-indent="false" style:writing-mode="lr-tb"/>
    </style:style>
    <style:style style:name="P9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T1" style:family="text">
      <style:text-properties style:font-name="Liberation Mono" style:font-name-asian="NSimSun" style:font-name-complex="Liberation Mono1"/>
    </style:style>
    <style:style style:name="T2" style:family="text">
      <style:text-properties fo:font-style="italic" style:font-style-asian="italic"/>
    </style:style>
    <style:style style:name="T3" style:family="text">
      <style:text-properties fo:background-color="#ffff00" loext:char-shading-value="0"/>
    </style:style>
    <style:style style:name="T4" style:family="text">
      <style:text-properties fo:font-style="italic" fo:background-color="#ffff00" loext:char-shading-value="0" style:font-style-asian="italic"/>
    </style:style>
    <style:style style:name="T5" style:family="text">
      <style:text-properties fo:background-color="#d4ea6b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#bbe33d" loext:char-shading-value="0"/>
    </style:style>
    <style:style style:name="T8" style:family="text">
      <style:text-properties fo:font-style="italic" fo:background-color="#bbe33d" loext:char-shading-value="0" style:font-style-asian="italic"/>
    </style:style>
    <style:style style:name="T9" style:family="text">
      <style:text-properties fo:background-color="#bbe33d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e8f2a1" loext:char-shading-value="0"/>
    </style:style>
    <style:style style:name="T12" style:family="text">
      <style:text-properties fo:font-style="italic" fo:background-color="#d4ea6b" loext:char-shading-value="0" style:font-style-asian="italic"/>
    </style:style>
    <style:style style:name="T13" style:family="text">
      <style:text-properties fo:font-style="italic" fo:background-color="#b4c7dc" loext:char-shading-value="0" style:font-style-asian="italic"/>
    </style:style>
    <style:style style:name="T14" style:family="text">
      <style:text-properties fo:background-color="#b4c7d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NAME</text:h>
      <text:p text:style-name="P2">atan2, atan2f, atan2l — arc tangent functions</text:p>
      <text:h text:style-name="P3" text:outline-level="4"><text:bookmark text:name="tag_17_26_02"/>SYNOPSIS</text:h>
      <text:p text:style-name="P2"><text:span text:style-name="Непропорциональный_20_текст">#include &lt;</text:span><text:a xlink:type="simple" xlink:href="https://pubs.opengroup.org/onlinepubs/9799919799/basedefs/math.h.html" text:style-name="Internet_20_link" text:visited-style-name="Visited_20_Internet_20_Link"><text:span text:style-name="Internet_20_link"><text:span text:style-name="T1">math.h</text:span></text:span></text:a><text:span text:style-name="Непропорциональный_20_текст">&gt;<text:line-break/><text:line-break/>double atan2(double</text:span><text:span text:style-name="Исходный_20_текст"> </text:span><text:span text:style-name="Исходный_20_текст"><text:span text:style-name="T2">y</text:span></text:span><text:span text:style-name="Непропорциональный_20_текст">, double</text:span><text:span text:style-name="Исходный_20_текст"> </text:span><text:span text:style-name="Исходный_20_текст"><text:span text:style-name="T2">x</text:span></text:span><text:span text:style-name="Непропорциональный_20_текст">);<text:line-break/>float atan2f(float</text:span><text:span text:style-name="Исходный_20_текст"> </text:span><text:span text:style-name="Исходный_20_текст"><text:span text:style-name="T2">y</text:span></text:span><text:span text:style-name="Непропорциональный_20_текст">, float</text:span><text:span text:style-name="Исходный_20_текст"> </text:span><text:span text:style-name="Исходный_20_текст"><text:span text:style-name="T2">x</text:span></text:span><text:span text:style-name="Непропорциональный_20_текст">);<text:line-break/>long double atan2l(long double</text:span><text:span text:style-name="Исходный_20_текст"> </text:span><text:span text:style-name="Исходный_20_текст"><text:span text:style-name="T2">y</text:span></text:span><text:span text:style-name="Непропорциональный_20_текст">, long double</text:span><text:span text:style-name="Исходный_20_текст"> </text:span><text:span text:style-name="Исходный_20_текст"><text:span text:style-name="T2">x</text:span></text:span><text:span text:style-name="Непропорциональный_20_текст">);</text:span></text:p>
      <text:h text:style-name="P3" text:outline-level="4"><text:bookmark text:name="tag_17_26_03"/>DESCRIPTION</text:h>
      <text:p text:style-name="P4">The functionality described on this reference page is aligned with the ISO C standard. Any conflict between the requirements described here and the ISO C standard is unintentional. This volume of POSIX.1-2024 defers to the ISO C standard.</text:p>
      <text:p text:style-name="P2"><text:span text:style-name="T3">These functions shall compute the principal value of the arc tangent of </text:span><text:span text:style-name="T4">y</text:span><text:span text:style-name="T3">/</text:span><text:span text:style-name="T4">x</text:span><text:span text:style-name="T3">,</text:span> <text:span text:style-name="T5">using the signs of both arguments</text:span><text:span text:style-name="T6"> </text:span><text:span text:style-name="T3">to determine the quadrant of the return value.</text:span></text:p>
      <text:p text:style-name="P2"><text:span text:style-name="T3">An application wishing to check for error situations should set </text:span><text:span text:style-name="T4">errno</text:span><text:span text:style-name="T3"> to zero </text:span><text:span text:style-name="T7">and call </text:span><text:span text:style-name="T8">feclearexcept</text:span><text:span text:style-name="T7">(FE_ALL_EXCEPT)</text:span><text:span text:style-name="T3"> before calling these functions</text:span>. <text:span text:style-name="T7">On return, if </text:span><text:span text:style-name="T8">errno</text:span><text:span text:style-name="T7"> is non-zero </text:span><text:span text:style-name="T3">or </text:span><text:span text:style-name="T4">fetestexcept</text:span><text:span text:style-name="T3">(FE_INVALID | </text:span><text:span text:style-name="T7">FE_DIVBYZERO</text:span><text:span text:style-name="T3"> | FE_OVERFLOW | </text:span><text:span text:style-name="T7">FE_UNDERFLOW</text:span><text:span text:style-name="T3">) is non-zero</text:span>, <text:span text:style-name="T7">an error has occurred.</text:span></text:p>
      <text:h text:style-name="P3" text:outline-level="4"><text:bookmark text:name="tag_17_26_04"/>RETURN VALUE</text:h>
      <text:p text:style-name="P2"><text:span text:style-name="T3">Upon successful completion</text:span>, <text:span text:style-name="T7">these functions shall return the</text:span> <text:span text:style-name="T3">arc tangent of </text:span><text:span text:style-name="T4">y</text:span><text:span text:style-name="T3">/</text:span><text:span text:style-name="T4">x</text:span> <text:span text:style-name="T7">in the range [-ℼ,ℼ] radians.</text:span></text:p>
      <text:p text:style-name="P2"><text:span text:style-name="T3">If </text:span><text:span text:style-name="T4">y</text:span><text:span text:style-name="T3"> is +/-0 </text:span><text:span text:style-name="T9">and</text:span><text:span text:style-name="T3"> </text:span><text:span text:style-name="T4">x</text:span><text:span text:style-name="T3"> is &lt; 0</text:span>, <text:span text:style-name="T5">+/</text:span><text:span text:style-name="T10">-</text:span><text:span text:style-name="T5">ℼ shall be returned.</text:span></text:p>
      <text:p text:style-name="P2"><text:span text:style-name="T3">If </text:span><text:span text:style-name="T4">y</text:span><text:span text:style-name="T3"> is +/-0 </text:span><text:span text:style-name="T9">and</text:span><text:span text:style-name="T3"> </text:span><text:span text:style-name="T4">x</text:span><text:span text:style-name="T3"> is &gt; 0</text:span>, <text:span text:style-name="T5">+/</text:span><text:span text:style-name="T10">-</text:span><text:span text:style-name="T5">0 shall be returned.</text:span></text:p>
      <text:p text:style-name="P2"><text:span text:style-name="T3">If </text:span><text:span text:style-name="T4">y</text:span><text:span text:style-name="T3"> is &lt; 0 </text:span><text:span text:style-name="T9">and</text:span><text:span text:style-name="T3"> </text:span><text:span text:style-name="T4">x</text:span><text:span text:style-name="T3"> is +/-0</text:span>, -<text:span text:style-name="T5">ℼ/2 shall be returned.</text:span></text:p>
      <text:p text:style-name="P2"><text:span text:style-name="T3">If </text:span><text:span text:style-name="T4">y</text:span><text:span text:style-name="T3"> is &gt; 0 </text:span><text:span text:style-name="T9">and</text:span><text:span text:style-name="T3"> </text:span><text:span text:style-name="T4">x</text:span><text:span text:style-name="T3"> is +/-0</text:span>, <text:span text:style-name="T5">ℼ/2 shall be returned.</text:span></text:p>
      <text:p text:style-name="P2"><text:span text:style-name="T3">If </text:span><text:span text:style-name="T4">x</text:span><text:span text:style-name="T3"> is 0</text:span>, <text:span text:style-name="T5">a pole error shall not occur.</text:span></text:p>
      <text:p text:style-name="P2"><text:span text:style-name="T3">If either </text:span><text:span text:style-name="T4">x</text:span><text:span text:style-name="T3"> </text:span><text:span text:style-name="T7">or </text:span><text:span text:style-name="T8">y</text:span><text:span text:style-name="T3"> is NaN</text:span>, <text:span text:style-name="T5">a NaN shall be returned.</text:span></text:p>
      <text:p text:style-name="P2"><text:span text:style-name="T3">If the correct value would cause underflow</text:span>, <text:span text:style-name="T11">a range error may occur</text:span>, <text:span text:style-name="T3">and </text:span><text:a xlink:type="simple" xlink:href="https://pubs.opengroup.org/onlinepubs/9799919799/functions/atan.html" text:style-name="Internet_20_link" text:visited-style-name="Visited_20_Internet_20_Link"><text:span text:style-name="Internet_20_link"><text:span text:style-name="T4">atan</text:span></text:span><text:span text:style-name="Internet_20_link"><text:span text:style-name="T3">()</text:span></text:span></text:a><text:span text:style-name="T3">, </text:span><text:span text:style-name="T12">atan2f</text:span><text:span text:style-name="T5">(),</text:span><text:span text:style-name="T3"> and </text:span><text:span text:style-name="T4">atan2l</text:span><text:span text:style-name="T3">() </text:span><text:span text:style-name="T11">shall return an implementation-defined value</text:span><text:span text:style-name="T3"> no greater in magnitude than </text:span><text:span text:style-name="T11">DBL_MIN, </text:span><text:span text:style-name="T3">FLT_MIN</text:span><text:span text:style-name="T11">, and LDBL_MIN</text:span><text:span text:style-name="T6">, respectively.</text:span> <text:span text:style-name="T5">If the IEC 60559 Floating-Point option is supported</text:span>, <text:span text:style-name="T13">y</text:span><text:span text:style-name="T14">/</text:span><text:span text:style-name="T13">x</text:span><text:span text:style-name="T14"> should be returned.</text:span></text:p>
      <text:p text:style-name="P2"><text:span text:style-name="T5">If </text:span><text:span text:style-name="T12">y</text:span><text:span text:style-name="T5"> is +/-0 </text:span><text:span text:style-name="T10">and</text:span><text:span text:style-name="T5"> </text:span><text:span text:style-name="T12">x</text:span><text:span text:style-name="T5"> is -0,</text:span> <text:span text:style-name="T3">+/</text:span><text:span text:style-name="T9">-</text:span><text:span text:style-name="T3">ℼ shall be returned.</text:span></text:p>
      <text:p text:style-name="P2"><text:span text:style-name="T5">If </text:span><text:span text:style-name="T12">y</text:span><text:span text:style-name="T5"> is +/-0 </text:span><text:span text:style-name="T10">and</text:span><text:span text:style-name="T5"> </text:span><text:span text:style-name="T12">x</text:span><text:span text:style-name="T5"> is +0,</text:span> <text:span text:style-name="T3">+/</text:span><text:span text:style-name="T9">-</text:span><text:span text:style-name="T3">0 shall be returned.</text:span></text:p>
      <text:p text:style-name="P2"><text:span text:style-name="T5">For finite values of </text:span><text:span text:style-name="T10">+</text:span><text:span text:style-name="T5">/-</text:span><text:span text:style-name="T12">y</text:span><text:span text:style-name="T5"> &gt; 0,</text:span> <text:span text:style-name="T3">if </text:span><text:span text:style-name="T4">x</text:span><text:span text:style-name="T3"> is -Inf</text:span>, <text:span text:style-name="T5">+/</text:span><text:span text:style-name="T10">-</text:span><text:span text:style-name="T5">ℼ shall be returned.</text:span></text:p>
      <text:p text:style-name="P2"><text:span text:style-name="T3">For finite values of </text:span><text:span text:style-name="T9">+</text:span><text:span text:style-name="T3">/-</text:span><text:span text:style-name="T4">y</text:span><text:span text:style-name="T3"> &gt; 0</text:span>, <text:span text:style-name="T5">if </text:span><text:span text:style-name="T12">x</text:span><text:span text:style-name="T5"> is +Inf,</text:span> <text:span text:style-name="T3">+/</text:span><text:span text:style-name="T9">-</text:span><text:span text:style-name="T3">0 shall be returned.</text:span></text:p>
      <text:p text:style-name="P2"><text:span text:style-name="T5">For finite values of </text:span><text:span text:style-name="T12">x</text:span><text:span text:style-name="T5">,</text:span> <text:span text:style-name="T3">if </text:span><text:span text:style-name="T4">y</text:span><text:span text:style-name="T3"> is +/</text:span><text:span text:style-name="T9">-</text:span><text:span text:style-name="T3">Inf</text:span>, <text:span text:style-name="T5">+/</text:span><text:span text:style-name="T10">-</text:span><text:span text:style-name="T5">ℼ/2 shall be returned.</text:span></text:p>
      <text:p text:style-name="P2"><text:soft-page-break/><text:span text:style-name="T3">If </text:span><text:span text:style-name="T4">y</text:span><text:span text:style-name="T3"> is +/</text:span><text:span text:style-name="T9">-</text:span><text:span text:style-name="T3">Inf </text:span><text:span text:style-name="T9">and</text:span><text:span text:style-name="T3"> </text:span><text:span text:style-name="T4">x</text:span><text:span text:style-name="T3"> is -Inf</text:span>, <text:span text:style-name="T5">+/</text:span><text:span text:style-name="T10">-</text:span><text:span text:style-name="T5">3ℼ/4 shall be returned.</text:span></text:p>
      <text:p text:style-name="P2"><text:span text:style-name="T3">If </text:span><text:span text:style-name="T4">y</text:span><text:span text:style-name="T3"> is +/</text:span><text:span text:style-name="T9">-</text:span><text:span text:style-name="T3">Inf </text:span><text:span text:style-name="T9">and</text:span><text:span text:style-name="T3"> </text:span><text:span text:style-name="T4">x</text:span><text:span text:style-name="T3"> is +In</text:span>f, <text:span text:style-name="T5">+/</text:span><text:span text:style-name="T10">-</text:span><text:span text:style-name="T5">ℼ/4 shall be returned.</text:span></text:p>
      <text:p text:style-name="P2"><text:span text:style-name="T3">If both arguments are 0</text:span>, <text:span text:style-name="T5">a domain error shall not occur.</text:span></text:p>
      <text:h text:style-name="P3" text:outline-level="4"><text:bookmark text:name="tag_17_26_05"/>ERRORS</text:h>
      <text:p text:style-name="P5">These functions may fail if:</text:p>
      <text:p text:style-name="P6">Range Error </text:p>
      <text:p text:style-name="P7">The result underflows. </text:p>
      <text:p text:style-name="P8"><text:span text:style-name="T5">If the integer expression </text:span><text:span text:style-name="T3">(</text:span><text:span text:style-name="T4">math_errhandling</text:span><text:span text:style-name="T5"> &amp; MATH_ERRNO)</text:span><text:span text:style-name="T3"> is non-zero</text:span>, <text:span text:style-name="T7">then </text:span><text:span text:style-name="T8">errno</text:span><text:span text:style-name="T7"> shall be set to [ERANGE]</text:span>. <text:span text:style-name="T3">If the integer expression</text:span><text:span text:style-name="T11"> </text:span><text:span text:style-name="T7">(</text:span><text:span text:style-name="T8">math_errhandling</text:span><text:span text:style-name="T11"> </text:span><text:span text:style-name="T3">&amp; MATH_ERREXCEPT)</text:span><text:span text:style-name="T7"> is non-zero</text:span>, <text:span text:style-name="T3">then the underflow floating-point exception shall be raised.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Заголовок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Блочная_20_цитата" style:display-name="Блочная цитата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списка" style:display-name="Содержимое списка" style:family="paragraph" style:parent-style-name="Standard">
      <style:paragraph-properties fo:margin-left="0.3937in"/>
    </style:style>
    <style:style style:name="Заголовок_20_списка" style:display-name="Заголовок списка" style:family="paragraph" style:parent-style-name="Standard" style:next-style-name="Содержимое_20_списка">
      <style:paragraph-properties fo:margin-left="0in"/>
    </style:style>
    <style:style style:name="Горизонтальная_20_линия" style:display-name="Горизонтальная линия" style:family="paragraph" style:parent-style-name="Standard" style:next-style-name="Text_20_body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Исходный_20_текст" style:display-name="Исходный текст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Непропорциональный_20_текст" style:display-name="Непропорциональный текст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Символ_20_нумерации" style:display-name="Символ нумерации" style:family="text"/>
    <style:style style:name="ListLabel_20_1" style:display-name="ListLabel 1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2" style:display-name="ListLabel 2" style:family="text">
      <style:text-properties fo:font-style="italic" style:font-style-asian="italic"/>
    </style:style>
    <style:style style:name="ListLabel_20_3" style:display-name="ListLabel 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3:41:11</meta:creation-date>
    <dc:language>ru-RU</dc:language>
    <dc:date>2026-01-23T19:17:33.128293000</dc:date>
    <meta:editing-cycles>9</meta:editing-cycles>
    <meta:editing-duration>PT13H53M22S</meta:editing-duration>
    <meta:generator>LibreOffice/25.8.4.2$MacOSX_AARCH64 LibreOffice_project/290daaa01b999472f0c7a3890eb6a550fd74c6df</meta:generator>
    <meta:document-statistic meta:table-count="0" meta:image-count="0" meta:object-count="0" meta:page-count="2" meta:paragraph-count="30" meta:word-count="417" meta:character-count="2370" meta:non-whitespace-character-count="1979"/>
    <meta:user-defined meta:name="AppVersion">15.0000</meta:user-defined>
  </office:meta>
</office:document-meta>
</file>